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Phi=0.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0→T1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5" office:value-type="string" calcext:value-type="string">
            <text:p>T1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.46" calcext:value-type="float">
            <text:p>189.46</text:p>
          </table:table-cell>
          <table:table-cell office:value-type="float" office:value="35.8090547208384" calcext:value-type="float">
            <text:p>35.809054720838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183.57" calcext:value-type="float">
            <text:p>183.57</text:p>
          </table:table-cell>
          <table:table-cell table:style-name="ce3" office:value-type="float" office:value="21.3280355401054" calcext:value-type="float">
            <text:p>21.328035540105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.18" calcext:value-type="float">
            <text:p>151.18</text:p>
          </table:table-cell>
          <table:table-cell office:value-type="float" office:value="37.2750264922776" calcext:value-type="float">
            <text:p>37.275026492277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199.8" calcext:value-type="float">
            <text:p>199.8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75" calcext:value-type="float">
            <text:p>113.75</text:p>
          </table:table-cell>
          <table:table-cell office:value-type="float" office:value="18.2369816581582" calcext:value-type="float">
            <text:p>18.236981658158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100.33" calcext:value-type="float">
            <text:p>100.33</text:p>
          </table:table-cell>
          <table:table-cell table:style-name="ce3" office:value-type="float" office:value="3.92951650969938" calcext:value-type="float">
            <text:p>3.9295165096993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.98" calcext:value-type="float">
            <text:p>143.98</text:p>
          </table:table-cell>
          <table:table-cell office:value-type="float" office:value="6.00662967062229" calcext:value-type="float">
            <text:p>6.0066296706222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198.81" calcext:value-type="float">
            <text:p>198.81</text:p>
          </table:table-cell>
          <table:table-cell table:style-name="ce3" office:value-type="float" office:value="6.82157606422445" calcext:value-type="float">
            <text:p>6.8215760642244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144.87" calcext:value-type="float">
            <text:p>144.87</text:p>
          </table:table-cell>
          <table:table-cell table:style-name="ce3" office:value-type="float" office:value="9.17349987736415" calcext:value-type="float">
            <text:p>9.17349987736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.67" calcext:value-type="float">
            <text:p>194.67</text:p>
          </table:table-cell>
          <table:table-cell office:value-type="float" office:value="4.99410652669724" calcext:value-type="float">
            <text:p>4.994106526697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126.67" calcext:value-type="float">
            <text:p>126.67</text:p>
          </table:table-cell>
          <table:table-cell table:style-name="ce3" office:value-type="float" office:value="26.7469830074347" calcext:value-type="float">
            <text:p>26.746983007434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.22" calcext:value-type="float">
            <text:p>90.22</text:p>
          </table:table-cell>
          <table:table-cell office:value-type="float" office:value="6.86378904104723" calcext:value-type="float">
            <text:p>6.8637890410472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.2" calcext:value-type="float">
            <text:p>136.2</text:p>
          </table:table-cell>
          <table:table-cell office:value-type="float" office:value="5.00399840127872" calcext:value-type="float">
            <text:p>5.0039984012787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float" office:value="180.37" calcext:value-type="float">
            <text:p>180.37</text:p>
          </table:table-cell>
          <table:table-cell table:style-name="ce3" office:value-type="float" office:value="27.2061224727082" calcext:value-type="float">
            <text:p>27.206122472708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float" office:value="198.88" calcext:value-type="float">
            <text:p>198.88</text:p>
          </table:table-cell>
          <table:table-cell table:style-name="ce3" office:value-type="float" office:value="6.38166122573112" calcext:value-type="float">
            <text:p>6.38166122573112</text:p>
          </table:table-cell>
        </table:table-row>
        <table:table-row table:style-name="ro1">
          <table:table-cell table:style-name="ce3"/>
          <table:table-cell table:style-name="ce4" table:formula="of:=AVERAGE([.B3:.B12])" office:value-type="float" office:value="161.946" calcext:value-type="float">
            <text:p>161.946</text:p>
          </table:table-cell>
          <table:table-cell table:style-name="ce4" table:formula="of:=AVERAGE([.C3:.C12])" office:value-type="float" office:value="11.418958651092" calcext:value-type="float">
            <text:p>11.418958651092</text:p>
          </table:table-cell>
          <table:table-cell/>
          <table:table-cell table:style-name="ce3"/>
          <table:table-cell table:style-name="ce4" table:formula="of:=AVERAGE([.F3:.F12])" office:value-type="float" office:value="178.955" calcext:value-type="float">
            <text:p>178.955</text:p>
          </table:table-cell>
          <table:table-cell table:style-name="ce4" table:formula="of:=AVERAGE([.G3:.G12])" office:value-type="float" office:value="8.74322335941722" calcext:value-type="float">
            <text:p>8.74322335941722</text:p>
          </table:table-cell>
          <table:table-cell/>
          <table:table-cell table:style-name="ce3"/>
          <table:table-cell table:style-name="ce4" table:formula="of:=AVERAGE([.J3:.J12])" office:value-type="float" office:value="194.375" calcext:value-type="float">
            <text:p>194.375</text:p>
          </table:table-cell>
          <table:table-cell table:style-name="ce4" table:formula="of:=AVERAGE([.K3:.K12])" office:value-type="float" office:value="1.55551611030953" calcext:value-type="float">
            <text:p>1.55551611030953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Phi=0.0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0→T1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.75" calcext:value-type="float">
            <text:p>163.75</text:p>
          </table:table-cell>
          <table:table-cell office:value-type="float" office:value="6.59298870012683" calcext:value-type="float">
            <text:p>6.592988700126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.49" calcext:value-type="float">
            <text:p>178.49</text:p>
          </table:table-cell>
          <table:table-cell office:value-type="float" office:value="5.65772922646533" calcext:value-type="float">
            <text:p>5.657729226465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.59" calcext:value-type="float">
            <text:p>189.59</text:p>
          </table:table-cell>
          <table:table-cell office:value-type="float" office:value="9.30063976294104" calcext:value-type="float">
            <text:p>9.300639762941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 table:formula="of:=AVERAGE([.B18:.B27])" office:value-type="float" office:value="193.183" calcext:value-type="float">
            <text:p>193.183</text:p>
          </table:table-cell>
          <table:table-cell table:style-name="ce4" table:formula="of:=AVERAGE([.C18:.C27])" office:value-type="float" office:value="2.15513576895332" calcext:value-type="float">
            <text:p>2.1551357689533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8:36:20.42494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8:38:31.007111392</meta:creation-date>
    <dc:date>2020-10-06T18:38:25.363457494</dc:date>
    <meta:editing-duration>PT25M38S</meta:editing-duration>
    <meta:editing-cycles>2</meta:editing-cycles>
    <meta:generator>LibreOffice/6.0.7.3$Linux_X86_64 LibreOffice_project/00m0$Build-3</meta:generator>
    <meta:document-statistic meta:table-count="1" meta:cell-count="142" meta:object-count="0"/>
  </office:meta>
</office:document-meta>
</file>